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108.79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141.25pt"/>
    </style:style>
    <style:style style:name="co12" style:family="table-column">
      <style:table-column-properties fo:break-before="auto" style:column-width="132.75pt"/>
    </style:style>
    <style:style style:name="co13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Liceul</text:p>
          </table:table-cell>
          <table:table-cell office:value-type="string" calcext:value-type="string">
            <text:p>Nota cea mai buna</text:p>
          </table:table-cell>
          <table:table-cell office:value-type="string" calcext:value-type="string">
            <text:p>Media bac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Apetr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ovita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Patra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5.2" calcext:value-type="float">
            <text:p>5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N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ovita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Voloca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KM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Abab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Cr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oretic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amart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oretic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Voloca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KM</text:p>
          </table:table-cell>
          <table:table-cell office:value-type="float" office:value="8.9" calcext:value-type="float">
            <text:p>8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Apetr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ovita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Abab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Cr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oret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N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" calcext:value-type="float">
            <text:p>8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8.4" calcext:value-type="float">
            <text:p>8.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Crin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ortiv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N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KM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</table:table-row>
      </table:table>
      <table:table table:name="Sali" table:style-name="ta1"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Nr. Locuri maxime</text:p>
          </table:table-cell>
          <table:table-cell office:value-type="string" calcext:value-type="string">
            <text:p>Numar locuri utilizabile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ategori" table:style-name="ta1"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Typul Admiterii</text:p>
          </table:table-cell>
        </table:table-row>
        <table:table-row table:style-name="ro1">
          <table:table-cell office:value-type="string" calcext:value-type="string">
            <text:p>MATE- RO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office:value-type="string" calcext:value-type="string">
            <text:p>PAS <text:s text:c="2"/>- R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table:number-columns-repeated="4" office:value-type="string" calcext:value-type="string">
            <text:p>Olimpic</text:p>
          </table:table-cell>
        </table:table-row>
        <table:table-row table:style-name="ro1">
          <table:table-cell office:value-type="string" calcext:value-type="string">
            <text:p>C++ <text:s text:c="2"/>- <text:s/>R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office:value-type="string" calcext:value-type="string">
            <text:p>C++ <text:s text:c="2"/>- <text:s/>EN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Engleza</text:p>
          </table:table-cell>
          <table:table-cell office:value-type="string" calcext:value-type="string">
            <text:p>Admitere</text:p>
          </table:table-cell>
        </table:table-row>
      </table:table>
      <table:table table:name="Supraveghetori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Dandele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Oprisan</text:p>
          </table:table-cell>
        </table:table-row>
      </table:table>
      <table:table table:name="Note" table:style-name="ta1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Nota 1</text:p>
          </table:table-cell>
          <table:table-cell office:value-type="string" calcext:value-type="string">
            <text:p>Profesor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<text:s/>Profesor 2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fesor 2</text:p>
          </table:table-cell>
        </table:table-row>
      </table:table>
      <table:table table:name="Candidati optiuni" table:style-name="ta1">
        <table:table-column table:style-name="co11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Optiune</text:p>
          </table:table-cell>
          <table:table-cell office:value-type="string" calcext:value-type="string">
            <text:p>Prioritate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BUGET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TAXA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BUGET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TAXA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BUG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BUG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BUG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EN-BUG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EN-BUG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table:style-name="ce5"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table:style-name="ce6" office:value-type="string" calcext:value-type="string">
            <text:p>MD-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table:style-name="ce6" office:value-type="string" calcext:value-type="string">
            <text:p>MD-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table:style-name="ce6" office:value-type="string" calcext:value-type="string">
            <text:p>MD-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table:style-name="ce6" office:value-type="string" calcext:value-type="string">
            <text:p>MD-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table:style-name="ce6" office:value-type="string" calcext:value-type="string">
            <text:p>MD-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table:style-name="ce5" office:value-type="string" calcext:value-type="string">
            <text:p>EN-TAX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table:style-name="ce5" office:value-type="string" calcext:value-type="string">
            <text:p>EN-TAX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Sheet7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4" table:target-range-address="Note.A2:Note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1:46:11.890102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07:53:28.463777467</meta:creation-date>
    <dc:date>2020-02-02T11:47:01.946722538</dc:date>
    <meta:editing-duration>PT17H29M44S</meta:editing-duration>
    <meta:editing-cycles>60</meta:editing-cycles>
    <meta:generator>LibreOffice/6.0.7.3$Linux_X86_64 LibreOffice_project/00m0$Build-3</meta:generator>
    <meta:document-statistic meta:table-count="7" meta:cell-count="652" meta:object-count="0"/>
  </office:meta>
</office:document-meta>
</file>